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20pt" fo:font-weight="bold" officeooo:rsid="001fc0d2" officeooo:paragraph-rsid="001fc0d2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Corbel" fo:font-size="15pt" fo:font-weight="normal" officeooo:rsid="001fc0d2" officeooo:paragraph-rsid="001fc0d2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style:font-name="Corbel" fo:font-size="15pt" fo:font-weight="normal" officeooo:rsid="00217017" officeooo:paragraph-rsid="00217017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Corbel" fo:font-size="15pt" fo:font-weight="normal" officeooo:rsid="00242716" officeooo:paragraph-rsid="00242716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Corbel" fo:font-size="15pt" fo:font-weight="normal" officeooo:rsid="00245991" officeooo:paragraph-rsid="0024599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font-name="Corbel" fo:font-size="15pt" fo:font-weight="normal" officeooo:rsid="00262157" officeooo:paragraph-rsid="00262157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style:font-name="Corbel" fo:font-size="15pt" fo:font-weight="normal" officeooo:rsid="002aae6c" officeooo:paragraph-rsid="002aae6c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style:font-name="Corbel" fo:font-size="15pt" fo:font-weight="normal" officeooo:rsid="002ac827" officeooo:paragraph-rsid="002ac827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style:font-name="Corbel" fo:font-size="15pt" fo:font-weight="bold" officeooo:rsid="00262157" officeooo:paragraph-rsid="00262157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style:font-name="Corbel" fo:font-size="15pt" fo:font-weight="bold" officeooo:rsid="002aae6c" officeooo:paragraph-rsid="002aae6c" style:font-size-asian="13.1000003814697pt" style:font-weight-asian="bold" style:font-size-complex="15pt" style:font-weight-complex="bold"/>
    </style:style>
    <style:style style:name="T1" style:family="text">
      <style:text-properties officeooo:rsid="00273e24"/>
    </style:style>
    <style:style style:name="T2" style:family="text">
      <style:text-properties officeooo:rsid="002ad0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/text:p>
      <text:p text:style-name="P1"/>
      <text:p text:style-name="P9">AGENDA</text:p>
      <text:p text:style-name="P9"/>
      <text:p text:style-name="P2">1. Nombre del propietario de la agenda.</text:p>
      <text:p text:style-name="P2"/>
      <text:p text:style-name="P2">/agenda/propietario/identificadores/nombre</text:p>
      <text:p text:style-name="P2"/>
      <text:p text:style-name="P2">2. Teléfono de casa del propietario.</text:p>
      <text:p text:style-name="P2"/>
      <text:p text:style-name="P2">/agenda/propietario/telefonos/casa</text:p>
      <text:p text:style-name="P2"/>
      <text:p text:style-name="P3">3.Nombres y apellidos de los contactos de la agenda.</text:p>
      <text:p text:style-name="P3"/>
      <text:p text:style-name="P3">/agenda/contactos/persona/identificadores/nombre</text:p>
      <text:p text:style-name="P3">/agenda/contactos/persona/identificadores/apellidos</text:p>
      <text:p text:style-name="P3"/>
      <text:p text:style-name="P3">4. Nombre e identificador de cada contacto.</text:p>
      <text:p text:style-name="P3"/>
      <text:p text:style-name="P3"><text:a xlink:type="simple" xlink:href="../../../../../../agenda/contactos/persona/@id" text:style-name="Internet_20_link" text:visited-style-name="Visited_20_Internet_20_Link">/agenda/contactos/persona/@id</text:a></text:p>
      <text:p text:style-name="P3">/agenda/contactos/persona/nombre</text:p>
      <text:p text:style-name="P3"/>
      <text:p text:style-name="P3"/>
      <text:p text:style-name="P4">5.Datos del contacto con identificador p02.</text:p>
      <text:p text:style-name="P4"/>
      <text:p text:style-name="P4">/agenda/contactos/persona[@id=”p02”]</text:p>
      <text:p text:style-name="P4"/>
      <text:p text:style-name="P5">6.Identificadores de los contactos que tienen movil.</text:p>
      <text:p text:style-name="P5"/>
      <text:p text:style-name="P5">/agenda/contactos/persona[telefonos/movil]/@i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CICLOS 2</text:p>
      <text:p text:style-name="P6"/>
      <text:p text:style-name="P6"/>
      <text:p text:style-name="P3">1. Nombre del instituto.</text:p>
      <text:p text:style-name="P3"/>
      <text:p text:style-name="P3">/ies/nombre</text:p>
      <text:p text:style-name="P3"/>
      <text:p text:style-name="P3">2. Página web del instituto.</text:p>
      <text:p text:style-name="P3"/>
      <text:p text:style-name="P3"><text:s/>/ies/web</text:p>
      <text:p text:style-name="P3"/>
      <text:p text:style-name="P3">3. Nombre de los ciclos formativos.</text:p>
      <text:p text:style-name="P3"/>
      <text:p text:style-name="P3">/ies/ciclos/<text:span text:style-name="T1">ciclo/</text:span>nombre</text:p>
      <text:p text:style-name="P3"/>
      <text:p text:style-name="P3">4. Siglas por las que se conocen los ciclos formativos.</text:p>
      <text:p text:style-name="P3"/>
      <text:p text:style-name="P3">/ies/ciclos/ciclo/@id</text:p>
      <text:p text:style-name="P3"/>
      <text:p text:style-name="P3">5. Años en los que se publicaron los decretos de título de los ciclos formativos.</text:p>
      <text:p text:style-name="P3"/>
      <text:p text:style-name="P3">/ies/ciclos/ciclo/decretoTitulo/@año</text:p>
      <text:p text:style-name="P3"/>
      <text:p text:style-name="P3">6. Ciclos formativos de Grado Medio (se trata de obtener el elemento completo).</text:p>
      <text:p text:style-name="P3"/>
      <text:p text:style-name="P3">/ies/ciclos/ciclo[grado='Medio']</text:p>
      <text:p text:style-name="P3"/>
      <text:p text:style-name="P3">7. Nombre de los ciclos formativos de Grado Superior.</text:p>
      <text:p text:style-name="P3"/>
      <text:p text:style-name="P3">/ies/ciclos/ciclo[grado='Superior']/nombre</text:p>
      <text:p text:style-name="P3"/>
      <text:p text:style-name="P3">8. Nombre de los ciclos formativos anteriores a 2010.</text:p>
      <text:p text:style-name="P3"/>
      <text:p text:style-name="P3">/ies/ciclos/ciclo[decretoTitulo/@año&lt;2010]/nombre</text:p>
      <text:p text:style-name="P3"/>
      <text:p text:style-name="P3">9. Nombre de los ciclos formativos de 2008 o 2010.</text:p>
      <text:p text:style-name="P3"/>
      <text:p text:style-name="P3">/ies/ciclos/ciclo[decretoTitulo/@año=2008 or decretoTitulo/@año=2010]/nombre</text:p>
      <text:p text:style-name="P10"><text:soft-page-break/>INVENTARIO 2</text:p>
      <text:p text:style-name="P10"/>
      <text:p text:style-name="P7">1. Extraer todos los elementos &lt;peso&gt; (etiqueta incluida).</text:p>
      <text:p text:style-name="P7"/>
      <text:p text:style-name="P8">/inventario/producto/peso</text:p>
      <text:p text:style-name="P8"/>
      <text:p text:style-name="P7">2. Extraer las cantidades de todos los elementos &lt;peso&gt; (sin la etiqueta &lt;peso&gt;).</text:p>
      <text:p text:style-name="P7"/>
      <text:p text:style-name="P7">//<text:span text:style-name="T2">peso/text()</text:span></text:p>
      <text:p text:style-name="P7"/>
      <text:p text:style-name="P7">3. Extraer el peso del último elemento.</text:p>
      <text:p text:style-name="P7"/>
      <text:p text:style-name="P7">/inventario/producto[last()]/peso/text()</text:p>
      <text:p text:style-name="P7"/>
      <text:p text:style-name="P7">4. Extraer las distintas unidades en las que se han almacenado los pesos.</text:p>
      <text:p text:style-name="P7"/>
      <text:p text:style-name="P7">/inventario/producto/peso/@unidad</text:p>
      <text:p text:style-name="P7"/>
      <text:p text:style-name="P7">5. Extraer el penúltimo codigo.</text:p>
      <text:p text:style-name="P7"/>
      <text:p text:style-name="P7">/inventario/producto[last()-1]<text:a xlink:type="simple" xlink:href="../../../../../../@codigo" text:style-name="Internet_20_link" text:visited-style-name="Visited_20_Internet_20_Link">/@codigo</text:a></text:p>
      <text:p text:style-name="P7"/>
      <text:p text:style-name="P7">6. Extraer el peso del elemento cuyo codigo sea AAA-111.</text:p>
      <text:p text:style-name="P7"/>
      <text:p text:style-name="P7">/inventario/producto[@codigo='AAA-111']/peso/text()</text:p>
      <text:p text:style-name="P7"/>
      <text:p text:style-name="P7">7. Extraer el nombre de los productos que hayan puesto el peso en gramos.</text:p>
      <text:p text:style-name="P7"/>
      <text:p text:style-name="P7">/inventario/producto[peso/@unidad='g']/nombre/text()</text:p>
      <text:p text:style-name="P7"/>
      <text:p text:style-name="P7">8. Extraer el codigo de los productos cuyo nombre sea Monitor.</text:p>
      <text:p text:style-name="P7"/>
      <text:p text:style-name="P7"/>
      <text:p text:style-name="P7"/>
      <text:p text:style-name="P7">9. Extraer el código de los productos que pesen más de un cuarto de kilo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Nota: los ejercicios 21,22,24,25,26 y 27 no funcionan</text:p>
      <text:p text:style-name="P3"/>
      <text:p text:style-name="P3">1. Nombre de la universidad.</text:p>
      <text:p text:style-name="P3">/universidad/nombre</text:p>
      <text:p text:style-name="P3">2. Pais de la universidad.</text:p>
      <text:p text:style-name="P3">/universidad/pais</text:p>
      <text:p text:style-name="P3">3. Nombres de las carreras.</text:p>
      <text:p text:style-name="P3">//carreras/carrera/nombre</text:p>
      <text:p text:style-name="P3">4. Años de plan de estudio de las carreras.</text:p>
      <text:p text:style-name="P3">//carreras/carrera/plan</text:p>
      <text:p text:style-name="P3">5. Nombres de todos los alumnos.</text:p>
      <text:p text:style-name="P3">//alumnos/alumno/nombre</text:p>
      <text:p text:style-name="P3">6. Identificadores de todas las carreras.</text:p>
      <text:p text:style-name="P3">//carreras/carrera/@id</text:p>
      <text:p text:style-name="P3">7. Datos de la carrera cuyo id es c01.</text:p>
      <text:p text:style-name="P3">//carrera[@id = "c01"]</text:p>
      <text:p text:style-name="P3">8. Centro en que se estudia de la carrera cuyo id es c02.</text:p>
      <text:p text:style-name="P3">//carrera[@id = "c02"]/centro</text:p>
      <text:p text:style-name="P3">9. Nombre de las carreras que tengan subdirector.</text:p>
      <text:p text:style-name="P3">/universidad/carreras/carrera[subdirector]/nombre</text:p>
      <text:p text:style-name="P3">10. Nombre de los alumnos que estén haciendo proyecto.</text:p>
      <text:p text:style-name="P3">//alumnos/alumno[estudios/proyecto]/nombre</text:p>
      <text:p text:style-name="P3">11. Códigos de las carreras en las que hay algún alumno matriculado.</text:p>
      <text:p text:style-name="P3">/universidad/alumnos/alumno/estudios/carrera/@codigo</text:p>
      <text:p text:style-name="P3">12. Apellidos y nombre de los alumnos con beca.</text:p>
      <text:p text:style-name="P3">//alumnos/alumno[@beca = "si"]/apellido1</text:p>
      <text:p text:style-name="P3">//alumnos/alumno[@beca = "si"]/apellido2</text:p>
      <text:p text:style-name="P3">//alumnos/alumno[@beca = "si"]/nombre</text:p>
      <text:p text:style-name="P3">13. Nombre de las asignaturas de la titulación c04.</text:p>
      <text:p text:style-name="P3">//asignaturas/asignatura[@titulacion = "c04"]/nombre</text:p>
      <text:p text:style-name="P3">14. Nombre de las asignaturas de segundo trimestre.</text:p>
      <text:p text:style-name="P3">//asignaturas/asignatura[trimestre = "2"]</text:p>
      <text:p text:style-name="P3">15. Nombre de las asignaturas que no tienen 4 créditos teóricos.</text:p>
      <text:p text:style-name="P3"><text:soft-page-break/>//asignaturas/asignatura[creditos_teoricos != 4]/nombre</text:p>
      <text:p text:style-name="P3">16. Código de la carrera que estudia el último alumno.</text:p>
      <text:p text:style-name="P3">//alumnos/alumno[last()]/estudios/carrera/@codigo</text:p>
      <text:p text:style-name="P3">17. Código de las asignaturas que estudian mujeres.</text:p>
      <text:p text:style-name="P3">//alumnos/alumno[sexo= "Mujer"]/estudios/asignaturas/asignatura/@codigo</text:p>
      <text:p text:style-name="P3">18. Nombre de los alumnos que están matriculados en la asignatura a02.</text:p>
      <text:p text:style-name="P3">//alumnos/alumno[estudios/asignaturas/asignatura/@codigo = "a02"]/nombre</text:p>
      <text:p text:style-name="P3">19. Códigos de las carreras que estudian los alumnos matriculados en alguna asignatura.</text:p>
      <text:p text:style-name="P3">//alumnos/alumno/estudios/carrera/@codigo</text:p>
      <text:p text:style-name="P3">20. Apellidos de todos los hombres.</text:p>
      <text:p text:style-name="P3">//alumnos/alumno[sexo = "Hombre"]/apellido1</text:p>
      <text:p text:style-name="P3">//alumnos/alumno[sexo = "Hombre"]/apellido2</text:p>
      <text:p text:style-name="P3">21. Nombre de la carrera que estudia Víctor Manuel.</text:p>
      <text:p text:style-name="P3"/>
      <text:p text:style-name="P3">22. Nombre de las asignaturas que estudia Luisa.</text:p>
      <text:p text:style-name="P3"/>
      <text:p text:style-name="P3">23. Primer apellido de los alumnos matriculados en Ingeniería del Software.</text:p>
      <text:p text:style-name="P3">//alumnos/alumno[estudios/asignaturas/asignatura/@codigo = "a02"]/apellido1</text:p>
      <text:p text:style-name="P3">24. Nombre de las carreras que estudian los alumnos matriculados en la asignatura Tecnología de los Alimentos.</text:p>
      <text:p text:style-name="P3"/>
      <text:p text:style-name="P3">25. Nombre de los alumnos matriculados en carreras que no tienen subdirector.</text:p>
      <text:p text:style-name="P3"/>
      <text:p text:style-name="P3">26. Nombre de las alumnos matriculados en asignaturas con 0 créditos prácticos y que estudien la carrera de I.T. Informática.</text:p>
      <text:p text:style-name="P3"/>
      <text:p text:style-name="P3">27. Nombre de los alumnos que estudian carreras cuyos planes son anteriores a 2002.</text:p>
      <text:p text:style-name="P3"/>
      <text:p text:style-name="P3">1. As máquinas que contén o documento.</text:p>
      <text:p text:style-name="P3">//máquina</text:p>
      <text:p text:style-name="P3">2. A información correspondente ao hardware das máquinas.</text:p>
      <text:p text:style-name="P3">//máquina/hardware</text:p>
      <text:p text:style-name="P3">3. A información de configuración das máquinas.</text:p>
      <text:p text:style-name="P3">//máquina/config</text:p>
      <text:p text:style-name="P3">4. A lista de fabricantes dos equipos.</text:p>
      <text:p text:style-name="P3">//máquina/hardware/fabricante</text:p>
      <text:p text:style-name="P3"><text:soft-page-break/>5. A lista de discos que conteñen.</text:p>
      <text:p text:style-name="P3">//máquina/hardware/disco</text:p>
      <text:p text:style-name="P3">6. Os enderezos IP</text:p>
      <text:p text:style-name="P3">//máquina/config/IP</text:p>
      <text:p text:style-name="P3">7. Os nomes das máquinas.</text:p>
      <text:p text:style-name="P3">//máquina/@nome</text:p>
      <text:p text:style-name="P3">8. Os nomes das máquinas que teñan gravadora óptica (DVD).</text:p>
      <text:p text:style-name="P3">//máquina[hardware/gravadora/@tipo = "DVD"]/@nome</text:p>
      <text:p text:style-name="P3">9. O sistema operativo das máquinas nas que figure o "role".</text:p>
      <text:p text:style-name="P3">//máquina[config/role]/config/OS</text:p>
      <text:p text:style-name="P3"/>
      <text:p text:style-name="P3"/>
      <text:p text:style-name="P3">1. Nombre de los módulos que se imparten en el instituto.</text:p>
      <text:p text:style-name="P3">/ies/modulos/modulo/nombre</text:p>
      <text:p text:style-name="P3">2. Nombre de los módulos del ciclo ASIR.</text:p>
      <text:p text:style-name="P3">/ies/modulos/modulo[ciclo='ASIR']/nombre</text:p>
      <text:p text:style-name="P3">3. Nombre de los módulos que se imparten en el segundo curso de cualquier ciclo.</text:p>
      <text:p text:style-name="P3">/ies/modulos/modulo[curso='2']/nombre</text:p>
      <text:p text:style-name="P3">4. Nombre de los módulos de menos de 5 horas semanales.</text:p>
      <text:p text:style-name="P3">/ies/modulos/modulo[horasSemanales&lt;'5']/nombre</text:p>
      <text:p text:style-name="P3">5. Nombre de los módulos que se imparten en el primer curso de ASIR.</text:p>
      <text:p text:style-name="P3">/ies/modulos/modulo[curso='1'][ciclo='ASIR']/nombre</text:p>
      <text:p text:style-name="P3">6. Horas semanales de los módulos de más de 3 horas semanales.</text:p>
      <text:p text:style-name="P3">/ies/modulos/modulo[horasSemanales&gt;'3']/nomb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8:28:55.004000000</meta:creation-date>
    <meta:generator>LibreOffice/7.4.6.2$Windows_X86_64 LibreOffice_project/5b1f5509c2decdade7fda905e3e1429a67acd63d</meta:generator>
    <dc:date>2024-01-11T20:06:07.752000000</dc:date>
    <meta:editing-duration>PT28M17S</meta:editing-duration>
    <meta:editing-cycles>9</meta:editing-cycles>
    <meta:document-statistic meta:table-count="0" meta:image-count="0" meta:object-count="0" meta:page-count="6" meta:paragraph-count="134" meta:word-count="727" meta:character-count="5941" meta:non-whitespace-character-count="5347"/>
  </office:meta>
</office:document-meta>
</file>